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system-ui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text-underline-style="none"/>
    </style:style>
    <style:style style:name="P2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text-underline-style="none"/>
    </style:style>
    <style:style style:name="P3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text-underline-style="none"/>
    </style:style>
    <style:style style:name="P4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text-underline-style="none"/>
    </style:style>
    <style:style style:name="P5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text-underline-style="none" officeooo:rsid="0010e5e7" officeooo:paragraph-rsid="0010e5e7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000000" style:text-underline-style="none" officeooo:paragraph-rsid="000f40d0"/>
    </style:style>
    <style:style style:name="P7" style:family="paragraph" style:parent-style-name="Text_20_body" style:list-style-name="L6">
      <style:paragraph-properties fo:margin-left="0cm" fo:margin-right="0cm" fo:orphans="2" fo:widows="2" fo:text-indent="0cm" style:auto-text-indent="false"/>
      <style:text-properties fo:color="#000000" style:text-underline-style="none"/>
    </style:style>
    <style:style style:name="P8" style:family="paragraph" style:parent-style-name="Text_20_body" style:list-style-name="L6">
      <style:paragraph-properties fo:margin-left="0cm" fo:margin-right="0cm" fo:orphans="2" fo:widows="2" fo:text-indent="0cm" style:auto-text-indent="false"/>
      <style:text-properties fo:color="#000000" style:text-underline-style="none" fo:font-weight="normal" officeooo:rsid="0010e5e7" officeooo:paragraph-rsid="0010e5e7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f40d0"/>
    </style:style>
    <style:style style:name="P1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0pt" officeooo:rsid="0012870a" officeooo:paragraph-rsid="0012870a" style:font-size-asian="17.5pt" style:font-size-complex="20pt"/>
    </style:style>
    <style:style style:name="T1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12529" style:font-name="apple-system" fo:font-size="12pt" fo:letter-spacing="normal" fo:font-style="normal" fo:font-weight="normal" officeooo:rsid="000f40d0"/>
    </style:style>
    <style:style style:name="T3" style:family="text">
      <style:text-properties fo:font-variant="normal" fo:text-transform="none" fo:color="#212529" style:font-name="apple-system" fo:font-size="12pt" fo:letter-spacing="normal" fo:font-style="normal" fo:font-weight="bold" officeooo:rsid="000f40d0" style:font-weight-asian="bold" style:font-weight-complex="bold"/>
    </style:style>
    <style:style style:name="T4" style:family="text">
      <style:text-properties fo:font-variant="normal" fo:text-transform="none" fo:color="#212529" style:font-name="apple-system" fo:letter-spacing="normal" fo:font-style="normal" fo:font-weight="normal"/>
    </style:style>
    <style:style style:name="T5" style:family="text">
      <style:text-properties fo:font-variant="normal" fo:text-transform="none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style:font-name="apple-system" fo:font-size="12pt" fo:letter-spacing="normal" fo:font-style="normal" fo:font-weight="normal" fo:background-color="transparent" loext:char-shading-value="0"/>
    </style:style>
    <style:style style:name="T7" style:family="text">
      <style:text-properties fo:font-variant="normal" fo:text-transform="none" style:font-name="apple-system" fo:font-size="12pt" fo:letter-spacing="normal" fo:font-style="normal" fo:font-weight="normal" officeooo:rsid="000f40d0" fo:background-color="transparent" loext:char-shading-value="0"/>
    </style:style>
    <style:style style:name="T8" style:family="text">
      <style:text-properties fo:font-variant="normal" fo:text-transform="none" style:font-name="apple-system" fo:font-size="12pt" fo:letter-spacing="normal" fo:font-style="normal" fo:font-weight="normal" officeooo:rsid="0010e5e7" fo:background-color="transparent" loext:char-shading-value="0"/>
    </style:style>
    <style:style style:name="T9" style:family="text">
      <style:text-properties fo:font-variant="normal" fo:text-transform="none" style:font-name="apple-system" fo:font-size="12pt" fo:letter-spacing="normal" fo:font-style="normal" fo:font-weight="bold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style:font-name="apple-system" fo:font-size="12pt" fo:letter-spacing="normal" fo:font-style="normal" fo:font-weight="bold" officeooo:rsid="000f40d0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style:font-name="apple-system" fo:font-size="12pt" fo:letter-spacing="normal" fo:font-style="normal" fo:font-weight="bold" officeooo:rsid="0010e5e7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style:text-position="super 58%" style:font-name="apple-system" fo:font-size="12pt" fo:letter-spacing="normal" fo:font-style="normal" fo:font-weight="normal" fo:background-color="transparent" loext:char-shading-value="0"/>
    </style:style>
    <style:style style:name="T13" style:family="text">
      <style:text-properties officeooo:rsid="0010e5e7"/>
    </style:style>
    <style:style style:name="T14" style:family="text">
      <style:text-properties style:text-position="0% 100%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0e5e7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4">Élargissements de l’UE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En 1957, six pays </text:span>: <text:span text:style-name="T1">Il s'agit alors de l'</text:span><text:span text:style-name="T2">Allemagne</text:span><text:span text:style-name="T1">, de la </text:span><text:span text:style-name="T2">Belgique</text:span><text:span text:style-name="T1">, de la </text:span><text:span text:style-name="T2">France</text:span><text:span text:style-name="T1">, de l’</text:span><text:span text:style-name="T2">Italie</text:span><text:span text:style-name="T1">, du </text:span><text:span text:style-name="T2">Luxembourg </text:span><text:span text:style-name="T1">et des </text:span><text:span text:style-name="T2">Pays-Bas <text:s text:c="3"/></text:span><text:span text:style-name="T3">UE-6</text:span></text:p>
      <text:p text:style-name="P9"><text:span text:style-name="T2"/></text:p>
      <text:p text:style-name="P6"><text:span text:style-name="T7">1er élargissement : Royaume-Uni, Irlande, Danemark (1973) <text:s text:c="3"/></text:span><text:span text:style-name="T10">UE-9</text:span></text:p>
      <text:list xml:id="list273079385" text:style-name="L2">
        <text:list-item>
          <text:p text:style-name="P1"><text:span text:style-name="T6">2e élargissement : Grèce (1981) <text:s text:c="2"/></text:span><text:span text:style-name="T7">10 pays <text:s text:c="7"/></text:span><text:span text:style-name="T10">UE-10</text:span></text:p>
        </text:list-item>
      </text:list>
      <text:list xml:id="list1707889113" text:style-name="L3">
        <text:list-item>
          <text:p text:style-name="P2"><text:span text:style-name="T6">3e élargissement : Espagne, Portugal (1986) <text:s text:c="5"/></text:span><text:span text:style-name="T7">UE-12</text:span></text:p>
        </text:list-item>
      </text:list>
      <text:list xml:id="list3747189567" text:style-name="L4">
        <text:list-item>
          <text:p text:style-name="P3"><text:span text:style-name="T6">4e élargissement : Autriche, Suède, Finlande (1995) <text:s text:c="2"/></text:span><text:span text:style-name="T10">UE-15</text:span></text:p>
        </text:list-item>
      </text:list>
      <text:list xml:id="list3143551195" text:style-name="L5">
        <text:list-item>
          <text:p text:style-name="P4"><text:span text:style-name="T6">5e élargissement : Chypre, République tchèque, Estonie, Hongrie, Lettonie, Lituanie, Malte, Pologne, Slovaquie, Slovénie (2004</text:span><text:span text:style-name="T8">) <text:s text:c="7"/></text:span><text:span text:style-name="T11">UE-25</text:span></text:p>
        </text:list-item>
        <text:list-item>
          <text:p text:style-name="P5"><text:span text:style-name="T6">6e élargissement : Roumanie, Bulgarie <text:s text:c="4"/>(2007) <text:s text:c="6"/></text:span><text:span text:style-name="T9">UE-27</text:span></text:p>
        </text:list-item>
      </text:list>
      <text:list xml:id="list632861729" text:style-name="L6">
        <text:list-item>
          <text:p text:style-name="P7"><text:span text:style-name="T6">7e élargissement : Croatie (2013)</text:span> <text:span text:style-name="T5">.</text:span> <text:s text:c="8"/><text:span text:style-name="T16">UE-28</text:span></text:p>
        </text:list-item>
        <text:list-item>
          <text:p text:style-name="P8"><text:span text:style-name="T13">B</text:span>rexit (2020) <text:s text:c="3"/><text:span text:style-name="T15">UE-27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system-ui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7T10:42:17.181000000</meta:creation-date>
    <dc:date>2025-03-07T11:18:14.954000000</dc:date>
    <meta:editing-duration>PT4M45S</meta:editing-duration>
    <meta:editing-cycles>2</meta:editing-cycles>
    <meta:generator>LibreOffice/6.1.6.3$Windows_x86 LibreOffice_project/5896ab1714085361c45cf540f76f60673dd96a72</meta:generator>
    <meta:document-statistic meta:table-count="0" meta:image-count="0" meta:object-count="0" meta:page-count="1" meta:paragraph-count="10" meta:word-count="98" meta:character-count="664" meta:non-whitespace-character-count="533"/>
  </office:meta>
</office:document-meta>
</file>